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09cm"/>
    </style:style>
    <style:style style:name="co2" style:family="table-column">
      <style:table-column-properties fo:break-before="auto" style:column-width="5.98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Python</text:p>
            <draw:frame table:end-cell-address="Tabelle1.H37" table:end-x="0.059cm" table:end-y="0.092cm" draw:z-index="0" draw:style-name="gr1" svg:width="18.614cm" svg:height="16.287cm" svg:x="2.891cm" svg:y="0cm">
              <draw:object draw:notify-on-update-of-ranges="Tabelle1.A1:Tabelle1.A7 Tabelle1.B1:Tabelle1.B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percentage" office:value="0.002">
            <text:p>0,20%</text:p>
          </table:table-cell>
        </table:table-row>
        <table:table-row table:style-name="ro1">
          <table:table-cell office:value-type="string">
            <text:p>Ruby</text:p>
          </table:table-cell>
          <table:table-cell office:value-type="percentage" office:value="0.006">
            <text:p>0,60%</text:p>
          </table:table-cell>
        </table:table-row>
        <table:table-row table:style-name="ro1">
          <table:table-cell office:value-type="string">
            <text:p>Perl</text:p>
          </table:table-cell>
          <table:table-cell office:value-type="percentage" office:value="0.011">
            <text:p>1,10%</text:p>
          </table:table-cell>
        </table:table-row>
        <table:table-row table:style-name="ro1">
          <table:table-cell office:value-type="string">
            <text:p>ColdFusion</text:p>
          </table:table-cell>
          <table:table-cell office:value-type="percentage" office:value="0.013">
            <text:p>1,30%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percentage" office:value="0.039">
            <text:p>3,90%</text:p>
          </table:table-cell>
        </table:table-row>
        <table:table-row table:style-name="ro1">
          <table:table-cell office:value-type="string">
            <text:p>ASP.NET</text:p>
          </table:table-cell>
          <table:table-cell office:value-type="percentage" office:value="0.221">
            <text:p>22,10%</text:p>
          </table:table-cell>
        </table:table-row>
        <table:table-row table:style-name="ro1">
          <table:table-cell office:value-type="string">
            <text:p>PHP</text:p>
          </table:table-cell>
          <table:table-cell office:value-type="percentage" office:value="0.768">
            <text:p>76,80%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Tabelle1.A1:Tabelle1.B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7.10.2011</text:date>, <text:time>12:38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an Keller</meta:initial-creator>
    <meta:creation-date>2011-10-17T12:22:07</meta:creation-date>
    <dc:date>2011-10-17T12:38:22</dc:date>
    <dc:creator>Stephan Keller</dc:creator>
    <meta:editing-duration>PT00H16M15S</meta:editing-duration>
    <meta:editing-cycles>2</meta:editing-cycles>
    <meta:generator>OpenOffice.org/3.2$Linux OpenOffice.org_project/320m12$Build-9483</meta:generator>
    <meta:document-statistic meta:table-count="3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11">
      <style:chart-properties chart:display-label="false" chart:logarithmic="false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5" style:family="chart" style:data-style-name="N11">
      <style:chart-properties chart:data-label-number="value" chart:data-label-text="false" chart:data-label-symbol="false"/>
      <style:text-properties fo:font-size="6pt" style:font-size-asian="6pt" style:font-size-complex="6pt"/>
    </style:style>
    <style:style style:name="ch6" style:family="chart">
      <style:graphic-properties draw:stroke="solid" svg:stroke-opacity="0%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8.615cm" svg:height="16.288cm" xlink:href=".." chart:class="chart:bar" chart:style-name="ch1">
        <chart:plot-area chart:style-name="ch2" table:cell-range-address="Tabelle1.A1:Tabelle1.B7" chart:data-source-has-labels="column" svg:x="0.232cm" svg:y="0.377cm" svg:width="17.867cm" svg:height="15.634cm">
          <chart:axis chart:dimension="x" chart:name="primary-x" chart:style-name="ch3">
            <chart:categories table:cell-range-address="Tabelle1.A1:Tabelle1.A7"/>
          </chart:axis>
          <chart:axis chart:dimension="y" chart:name="primary-y" chart:style-name="ch4"/>
          <chart:series chart:style-name="ch5" chart:values-cell-range-address="Tabelle1.B1:Tabelle1.B7" chart:class="chart:bar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 text:id="Tabelle1.A1:Tabelle1.A7">Python</text:p>
              </table:table-cell>
              <table:table-cell office:value-type="float" office:value="0.002">
                <text:p text:id="Tabelle1.B1:Tabelle1.B7">0.002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Perl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ColdFusion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ASP.NET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0.768">
                <text:p>0.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